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0.371cm" fo:min-width="0.7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722cm" fo:min-width="2.4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1.177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337cm" fo:min-width="1.723cm"/>
    </style:style>
    <style:style style:name="gr8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22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1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1.337cm" fo:min-width="1.405cm"/>
    </style:style>
    <style:style style:name="gr14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26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29" draw:marker-end-width="0.3cm" draw:fill="none" draw:textarea-vertical-align="middle"/>
    </style:style>
    <style:style style:name="gr19" style:family="graphic" style:parent-style-name="standard">
      <style:graphic-properties svg:stroke-color="#000000" draw:fill-color="#999999" draw:textarea-horizontal-align="justify" draw:textarea-vertical-align="middle" draw:auto-grow-height="false" fo:min-height="0.12cm" fo:min-width="0.0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.449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0.702cm" fo:min-width="0.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1.557cm"/>
      <style:paragraph-properties style:writing-mode="lr-tb"/>
    </style:style>
    <style:style style:name="gr24" style:family="graphic" style:parent-style-name="objectwithoutfill">
      <style:graphic-properties svg:stroke-color="#000000" draw:marker-end="Arrowheads_20_31" draw:marker-end-width="0.3cm" draw:fill="none" draw:textarea-vertical-align="middle"/>
    </style:style>
    <style:style style:name="gr25" style:family="graphic" style:parent-style-name="standard">
      <style:graphic-properties svg:stroke-color="#000000" draw:fill-color="#999999" draw:textarea-horizontal-align="justify" draw:textarea-vertical-align="middle" draw:auto-grow-height="false" fo:min-height="0.535cm" fo:min-width="0.2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.518cm"/>
      <style:paragraph-properties style:writing-mode="lr-tb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0.146cm" fo:min-width="0.0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7cm" fo:min-width="0.449cm"/>
      <style:paragraph-properties style:writing-mode="lr-tb"/>
    </style:style>
    <style:style style:name="gr29" style:family="graphic" style:parent-style-name="objectwithoutfill">
      <style:graphic-properties svg:stroke-color="#000000" draw:marker-end="Arrowheads_20_32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33" draw:marker-end-width="0.3cm" draw:fill="none" draw:textarea-vertical-align="middle"/>
    </style:style>
    <style:style style:name="gr31" style:family="graphic" style:parent-style-name="standard">
      <style:graphic-properties svg:stroke-color="#000000" draw:fill-color="#dddddd" draw:textarea-horizontal-align="justify" draw:textarea-vertical-align="middle" draw:auto-grow-height="false" fo:min-height="1.505cm" fo:min-width="2.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9cm" fo:min-width="1.55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6cm" fo:min-width="1.557cm"/>
      <style:paragraph-properties style:writing-mode="lr-tb"/>
    </style:style>
    <style:style style:name="gr34" style:family="graphic" style:parent-style-name="objectwithoutfill">
      <style:graphic-properties svg:stroke-color="#000000" draw:marker-end="Arrowheads_20_34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Arrowheads_20_35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Arrowheads_20_36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Arrowheads_20_37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Arrowheads_20_39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98cm"/>
      <style:paragraph-properties style:writing-mode="lr-tb"/>
    </style:style>
    <style:style style:name="gr41" style:family="graphic" style:parent-style-name="objectwithoutfill">
      <style:graphic-properties svg:stroke-color="#999999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62cm" svg:y1="7.15cm" svg:x2="5.762cm" svg:y2="8.737cm">
          <text:p/>
        </draw:line>
        <draw:custom-shape draw:style-name="gr2" draw:text-style-name="P2" draw:layer="layout" svg:width="2.216cm" svg:height="1.107cm" svg:x="4.816cm" svg:y="6.11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draw:layer="layout" svg:width="14.616cm" svg:height="0.962cm" svg:x="1.317cm" svg:y="1.317cm">
          <draw:text-box>
            <text:p>With <text:span text:style-name="T1">i</text:span><text:span text:style-name="T1">s</text:span><text:span text:style-name="T1">_</text:span><text:span text:style-name="T1">g</text:span><text:span text:style-name="T1">o</text:span><text:span text:style-name="T1">o</text:span><text:span text:style-name="T1">d</text:span><text:span text:style-name="T1">_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 and <text:span text:style-name="T1">i</text:span><text:span text:style-name="T1">m</text:span><text:span text:style-name="T1">p</text:span><text:span text:style-name="T1">r</text:span><text:span text:style-name="T1">o</text:span><text:span text:style-name="T1">v</text:span><text:span text:style-name="T1">e</text:span> as primitives</text:p>
          </draw:text-box>
        </draw:frame>
        <draw:custom-shape draw:style-name="gr4" draw:text-style-name="P4" xml:id="id2" draw:id="id2" draw:layer="layout" svg:width="2.962cm" svg:height="1.972cm" svg:x="4.388cm" svg:y="2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254cm" svg:height="1.673cm" svg:x="4.778cm" svg:y="2.919cm">
          <draw:text-box>
            <text:p>guess</text:p>
          </draw:text-box>
        </draw:frame>
        <draw:custom-shape draw:style-name="gr2" draw:text-style-name="P2" draw:layer="layout" svg:width="2.216cm" svg:height="1.107cm" svg:x="10.842cm" svg:y="3.06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6" draw:layer="layout" svg:width="1.677cm" svg:height="1.022cm" svg:x="11.263cm" svg:y="3.036cm">
          <draw:text-box>
            <text:p><text:span text:style-name="T2">ige</text:span></text:p>
          </draw:text-box>
        </draw:frame>
        <draw:frame draw:style-name="gr6" draw:text-style-name="P6" draw:layer="layout" svg:width="1.677cm" svg:height="1.022cm" svg:x="5.237cm" svg:y="6.08cm">
          <draw:text-box>
            <text:p><text:span text:style-name="T2">i</text:span><text:span text:style-name="T2">m</text:span><text:span text:style-name="T2">p</text:span></text:p>
          </draw:text-box>
        </draw:frame>
        <draw:custom-shape draw:style-name="gr7" draw:text-style-name="P4" xml:id="id1" draw:id="id1" draw:layer="layout" svg:width="2.223cm" svg:height="1.587cm" svg:x="4.792cm" svg:y="8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.254cm" svg:height="1.673cm" svg:x="5.445cm" svg:y="9.037cm">
          <draw:text-box>
            <text:p text:style-name="P7">t</text:p>
          </draw:text-box>
        </draw:frame>
        <draw:line draw:style-name="gr8" draw:text-style-name="P1" draw:layer="layout" svg:x1="7.35cm" svg:y1="3.54cm" svg:x2="11.16cm" svg:y2="3.54cm">
          <text:p/>
        </draw:line>
        <draw:line draw:style-name="gr9" draw:text-style-name="P1" draw:layer="layout" svg:x1="5.762cm" svg:y1="4.492cm" svg:x2="5.762cm" svg:y2="6.08cm">
          <text:p/>
        </draw:line>
        <draw:connector draw:style-name="gr10" draw:text-style-name="P1" draw:layer="layout" svg:x1="4.792cm" svg:y1="9.513cm" svg:x2="4.388cm" svg:y2="3.506cm" draw:start-shape="id1" draw:start-glue-point="3" draw:end-shape="id2" draw:end-glue-point="3" svg:d="M4792 9513h-905v-6007h501" svg:viewBox="0 0 906 6008">
          <text:p/>
        </draw:connector>
        <draw:custom-shape draw:style-name="gr11" draw:text-style-name="P9" draw:layer="layout" svg:width="0.266cm" svg:height="0.266cm" svg:x="3.74cm" svg:y="3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598cm" svg:height="0.569cm" svg:x="2.28cm" svg:y="3.506cm">
          <draw:text-box>
            <text:p><text:span text:style-name="T3">t</text:span><text:span text:style-name="T3">-</text:span><text:span text:style-name="T3">&gt;</text:span><text:span text:style-name="T3">g</text:span><text:span text:style-name="T3">u</text:span><text:span text:style-name="T3">e</text:span><text:span text:style-name="T3">s</text:span><text:span text:style-name="T3">s</text:span></text:p>
          </draw:text-box>
        </draw:frame>
        <draw:custom-shape draw:style-name="gr11" draw:text-style-name="P9" draw:layer="layout" svg:width="0.266cm" svg:height="0.266cm" svg:x="5.623cm" svg:y="7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56cm" svg:height="0.569cm" svg:x="5.89cm" svg:y="7.316cm">
          <draw:text-box>
            <text:p><text:span text:style-name="T3">im</text:span><text:span text:style-name="T3">p-</text:span><text:span text:style-name="T3">&gt;t</text:span></text:p>
          </draw:text-box>
        </draw:frame>
        <draw:frame draw:style-name="gr3" draw:text-style-name="P3" draw:layer="layout" svg:width="5.59cm" svg:height="0.962cm" svg:x="1.306cm" svg:y="12.268cm">
          <draw:text-box>
            <text:p><text:span text:style-name="T1">is_</text:span><text:span text:style-name="T1">go</text:span><text:span text:style-name="T1">od</text:span><text:span text:style-name="T1">_e</text:span><text:span text:style-name="T1">no</text:span><text:span text:style-name="T1">ug</text:span><text:span text:style-name="T1">h</text:span></text:p>
          </draw:text-box>
        </draw:frame>
        <draw:frame draw:style-name="gr3" draw:text-style-name="P3" draw:layer="layout" svg:width="2.97cm" svg:height="0.962cm" svg:x="1.317cm" svg:y="24.263cm">
          <draw:text-box>
            <text:p><text:span text:style-name="T1">im</text:span><text:span text:style-name="T1">pr</text:span><text:span text:style-name="T1">ov</text:span><text:span text:style-name="T1">e</text:span></text:p>
          </draw:text-box>
        </draw:frame>
        <draw:custom-shape draw:style-name="gr4" draw:text-style-name="P4" draw:layer="layout" svg:width="2.962cm" svg:height="1.972cm" svg:x="11.055cm" svg:y="13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254cm" svg:height="1.673cm" svg:x="11.445cm" svg:y="14.346cm">
          <draw:text-box>
            <text:p>guess</text:p>
          </draw:text-box>
        </draw:frame>
        <draw:custom-shape draw:style-name="gr2" draw:text-style-name="P2" draw:layer="layout" svg:width="2.216cm" svg:height="1.107cm" svg:x="11.383cm" svg:y="17.23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6" draw:layer="layout" svg:width="1.677cm" svg:height="1.022cm" svg:x="11.804cm" svg:y="17.205cm">
          <draw:text-box>
            <text:p><text:span text:style-name="T2">s</text:span><text:span text:style-name="T2">q</text:span><text:span text:style-name="T2">u</text:span></text:p>
          </draw:text-box>
        </draw:frame>
        <draw:custom-shape draw:style-name="gr13" draw:text-style-name="P4" xml:id="id3" draw:id="id3" draw:layer="layout" svg:width="1.905cm" svg:height="1.587cm" svg:x="11.577cm" svg:y="19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.254cm" svg:height="1.673cm" svg:x="12.13cm" svg:y="20.297cm">
          <draw:text-box>
            <text:p text:style-name="P7">t</text:p>
          </draw:text-box>
        </draw:frame>
        <draw:line draw:style-name="gr14" draw:text-style-name="P1" draw:layer="layout" svg:x1="12.43cm" svg:y1="15.852cm" svg:x2="12.43cm" svg:y2="17.122cm">
          <text:p/>
        </draw:line>
        <draw:line draw:style-name="gr15" draw:text-style-name="P1" draw:layer="layout" svg:x1="12.43cm" svg:y1="18.392cm" svg:x2="12.43cm" svg:y2="19.98cm">
          <text:p/>
        </draw:line>
        <draw:custom-shape draw:style-name="gr2" draw:text-style-name="P2" xml:id="id4" draw:id="id4" draw:layer="layout" svg:width="2.216cm" svg:height="1.107cm" svg:x="7.284cm" svg:y="17.23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6" draw:layer="layout" svg:width="1.677cm" svg:height="1.022cm" svg:x="8.005cm" svg:y="17.206cm">
          <draw:text-box>
            <text:p><text:span text:style-name="T2">-</text:span></text:p>
          </draw:text-box>
        </draw:frame>
        <draw:custom-shape draw:style-name="gr2" draw:text-style-name="P2" xml:id="id6" draw:id="id6" draw:layer="layout" svg:width="2.216cm" svg:height="1.107cm" svg:x="2.884cm" svg:y="17.23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6" draw:layer="layout" svg:width="1.677cm" svg:height="1.022cm" svg:x="3.305cm" svg:y="17.207cm">
          <draw:text-box>
            <text:p><text:span text:style-name="T2">a</text:span><text:span text:style-name="T2">b</text:span><text:span text:style-name="T2">s</text:span></text:p>
          </draw:text-box>
        </draw:frame>
        <draw:connector draw:style-name="gr16" draw:text-style-name="P1" draw:layer="layout" svg:x1="11.577cm" svg:y1="20.773cm" svg:x2="8.392cm" svg:y2="18.345cm" draw:start-shape="id3" draw:start-glue-point="3" draw:end-shape="id4" draw:end-glue-point="5" svg:d="M11577 20773h-3185v-2428" svg:viewBox="0 0 3186 2429">
          <text:p/>
        </draw:connector>
        <draw:custom-shape draw:style-name="gr13" draw:text-style-name="P4" xml:id="id5" draw:id="id5" draw:layer="layout" svg:width="1.905cm" svg:height="1.587cm" svg:x="5.178cm" svg:y="20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.254cm" svg:height="1.673cm" svg:x="5.731cm" svg:y="20.847cm">
          <draw:text-box>
            <text:p text:style-name="P7">y</text:p>
          </draw:text-box>
        </draw:frame>
        <draw:line draw:style-name="gr17" draw:text-style-name="P1" draw:layer="layout" svg:x1="7.985cm" svg:y1="18.075cm" svg:x2="6.08cm" svg:y2="20.615cm">
          <text:p/>
        </draw:line>
        <draw:connector draw:style-name="gr18" draw:text-style-name="P1" draw:layer="layout" svg:x1="5.178cm" svg:y1="21.323cm" svg:x2="3.992cm" svg:y2="18.346cm" draw:start-shape="id5" draw:start-glue-point="3" draw:end-shape="id6" svg:d="M5178 21323h-1186v-2977" svg:viewBox="0 0 1187 2978">
          <text:p/>
        </draw:connector>
        <draw:custom-shape draw:style-name="gr19" draw:text-style-name="P2" draw:layer="layout" svg:width="1.109cm" svg:height="1.109cm" svg:x="5.127cm" svg:y="18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6" draw:layer="layout" svg:width="0.949cm" svg:height="1.022cm" svg:x="5.292cm" svg:y="18.227cm">
          <draw:text-box>
            <text:p><text:span text:style-name="T2">x</text:span></text:p>
          </draw:text-box>
        </draw:frame>
        <draw:line draw:style-name="gr21" draw:text-style-name="P1" draw:layer="layout" svg:x1="6.08cm" svg:y1="18.71cm" svg:x2="7.667cm" svg:y2="17.757cm">
          <text:p/>
        </draw:line>
        <draw:custom-shape draw:style-name="gr22" draw:text-style-name="P4" draw:layer="layout" svg:width="1.27cm" svg:height="0.952cm" svg:x="3.222cm" svg:y="13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8" draw:layer="layout" svg:width="2.254cm" svg:height="1.053cm" svg:x="3.408cm" svg:y="13.847cm">
          <draw:text-box>
            <text:p text:style-name="P7">z</text:p>
          </draw:text-box>
        </draw:frame>
        <draw:line draw:style-name="gr24" draw:text-style-name="P1" draw:layer="layout" svg:x1="3.857cm" svg:y1="17.122cm" svg:x2="3.857cm" svg:y2="14.9cm">
          <text:p/>
        </draw:line>
        <draw:custom-shape draw:style-name="gr25" draw:text-style-name="P2" draw:layer="layout" svg:width="1.109cm" svg:height="1.109cm" svg:x="6.558cm" svg:y="13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018cm" svg:height="1.12cm" svg:x="6.649cm" svg:y="14.047cm">
          <draw:text-box>
            <text:p>&lt;</text:p>
          </draw:text-box>
        </draw:frame>
        <draw:custom-shape draw:style-name="gr27" draw:text-style-name="P2" draw:layer="layout" svg:width="1.187cm" svg:height="1.187cm" svg:x="7.985cm" svg:y="1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27cm" svg:height="0.645cm" svg:x="8.12cm" svg:y="15.357cm">
          <draw:text-box>
            <text:p text:style-name="P11">0.1</text:p>
          </draw:text-box>
        </draw:frame>
        <draw:line draw:style-name="gr29" draw:text-style-name="P1" draw:layer="layout" svg:x1="8.302cm" svg:y1="15.535cm" svg:x2="7.35cm" svg:y2="14.9cm">
          <text:p/>
        </draw:line>
        <draw:line draw:style-name="gr30" draw:text-style-name="P1" draw:layer="layout" svg:x1="4.492cm" svg:y1="14.265cm" svg:x2="6.715cm" svg:y2="14.582cm">
          <text:p/>
        </draw:line>
        <draw:custom-shape draw:style-name="gr19" draw:text-style-name="P2" draw:layer="layout" svg:width="1.109cm" svg:height="1.109cm" svg:x="5.126cm" svg:y="18.0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6" draw:layer="layout" svg:width="0.949cm" svg:height="1.022cm" svg:x="5.291cm" svg:y="18.226cm">
          <draw:text-box>
            <text:p><text:span text:style-name="T2">x</text:span></text:p>
          </draw:text-box>
        </draw:frame>
        <draw:custom-shape draw:style-name="gr11" draw:text-style-name="P9" draw:layer="layout" svg:width="0.266cm" svg:height="0.266cm" svg:x="12.33cm" svg:y="19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704cm" svg:height="0.569cm" svg:x="12.597cm" svg:y="19.093cm">
          <draw:text-box>
            <text:p><text:span text:style-name="T3">square-&gt;t</text:span></text:p>
          </draw:text-box>
        </draw:frame>
        <draw:custom-shape draw:style-name="gr11" draw:text-style-name="P9" draw:layer="layout" svg:width="0.266cm" svg:height="0.266cm" svg:x="8.23cm" svg:y="18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56cm" svg:height="0.569cm" svg:x="8.497cm" svg:y="18.694cm">
          <draw:text-box>
            <text:p><text:span text:style-name="T3">t-&gt;-</text:span></text:p>
          </draw:text-box>
        </draw:frame>
        <draw:custom-shape draw:style-name="gr11" draw:text-style-name="P9" draw:layer="layout" svg:width="0.266cm" svg:height="0.266cm" svg:x="6.331cm" svg:y="19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56cm" svg:height="0.569cm" svg:x="6.598cm" svg:y="19.828cm">
          <draw:text-box>
            <text:p><text:span text:style-name="T3">- -</text:span><text:span text:style-name="T3">&gt;y</text:span></text:p>
          </draw:text-box>
        </draw:frame>
        <draw:custom-shape draw:style-name="gr11" draw:text-style-name="P9" draw:layer="layout" svg:width="0.266cm" svg:height="0.266cm" svg:x="3.857cm" svg:y="18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56cm" svg:height="0.569cm" svg:x="2.27cm" svg:y="18.776cm">
          <draw:text-box>
            <text:p><text:span text:style-name="T3">y</text:span><text:span text:style-name="T3">-</text:span><text:span text:style-name="T3">&gt;</text:span><text:span text:style-name="T3">a</text:span><text:span text:style-name="T3">b</text:span><text:span text:style-name="T3">s</text:span></text:p>
          </draw:text-box>
        </draw:frame>
        <draw:custom-shape draw:style-name="gr11" draw:text-style-name="P9" draw:layer="layout" svg:width="0.266cm" svg:height="0.266cm" svg:x="3.718cm" svg:y="15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56cm" svg:height="0.569cm" svg:x="2.452cm" svg:y="15.183cm">
          <draw:text-box>
            <text:p><text:span text:style-name="T3">ab</text:span><text:span text:style-name="T3">s-</text:span><text:span text:style-name="T3">&gt;z</text:span></text:p>
          </draw:text-box>
        </draw:frame>
        <draw:custom-shape draw:style-name="gr31" draw:text-style-name="P4" draw:layer="layout" svg:width="2.54cm" svg:height="1.755cm" svg:x="12.43cm" svg:y="25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254cm" svg:height="1.673cm" svg:x="12.62cm" svg:y="25.909cm">
          <draw:text-box>
            <text:p>guess</text:p>
          </draw:text-box>
        </draw:frame>
        <draw:custom-shape draw:style-name="gr31" draw:text-style-name="P4" draw:layer="layout" svg:width="2.54cm" svg:height="1.755cm" svg:x="9.13cm" svg:y="25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5" draw:layer="layout" svg:width="1.14cm" svg:height="1.139cm" svg:x="10.02cm" svg:y="25.908cm">
          <draw:text-box>
            <text:p>x</text:p>
          </draw:text-box>
        </draw:frame>
        <draw:custom-shape draw:style-name="gr31" draw:text-style-name="P4" draw:layer="layout" svg:width="2.54cm" svg:height="1.755cm" svg:x="5.93cm" svg:y="25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5" xml:id="id8" draw:id="id8" draw:layer="layout" svg:width="1.265cm" svg:height="1.456cm" svg:x="6.72cm" svg:y="25.909cm">
          <draw:text-box>
            <text:p>y</text:p>
          </draw:text-box>
        </draw:frame>
        <draw:custom-shape draw:style-name="gr2" draw:text-style-name="P2" xml:id="id10" draw:id="id10" draw:layer="layout" svg:width="2.216cm" svg:height="1.107cm" svg:x="7.667cm" svg:y="29.50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6" xml:id="id7" draw:id="id7" draw:layer="layout" svg:width="1.677cm" svg:height="1.022cm" svg:x="8.088cm" svg:y="29.47cm">
          <draw:text-box>
            <text:p><text:span text:style-name="T2">a</text:span><text:span text:style-name="T2">v</text:span><text:span text:style-name="T2">g</text:span></text:p>
          </draw:text-box>
        </draw:frame>
        <draw:custom-shape draw:style-name="gr2" draw:text-style-name="P2" draw:layer="layout" svg:width="2.216cm" svg:height="1.107cm" svg:x="11.768cm" svg:y="29.50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6" draw:layer="layout" svg:width="1.677cm" svg:height="1.022cm" svg:x="12.489cm" svg:y="29.571cm">
          <draw:text-box>
            <text:p><text:span text:style-name="T2">/</text:span></text:p>
          </draw:text-box>
        </draw:frame>
        <draw:custom-shape draw:style-name="gr13" draw:text-style-name="P4" xml:id="id9" draw:id="id9" draw:layer="layout" svg:width="1.905cm" svg:height="1.587cm" svg:x="12.112cm" svg:y="32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254cm" svg:height="1.673cm" svg:x="12.63cm" svg:y="32.61cm">
          <draw:text-box>
            <text:p>t</text:p>
          </draw:text-box>
        </draw:frame>
        <draw:line draw:style-name="gr34" draw:text-style-name="P1" draw:layer="layout" svg:x1="13.7cm" svg:y1="27.365cm" svg:x2="13.7cm" svg:y2="29.587cm">
          <text:p/>
        </draw:line>
        <draw:line draw:style-name="gr35" draw:text-style-name="P1" draw:layer="layout" svg:x1="13.065cm" svg:y1="27.365cm" svg:x2="8.937cm" svg:y2="29.587cm">
          <text:p/>
        </draw:line>
        <draw:line draw:style-name="gr36" draw:text-style-name="P1" draw:layer="layout" svg:x1="10.525cm" svg:y1="27.365cm" svg:x2="12.43cm" svg:y2="29.587cm">
          <text:p/>
        </draw:line>
        <draw:connector draw:style-name="gr37" draw:text-style-name="P1" draw:layer="layout" svg:x1="8.088cm" svg:y1="29.981cm" svg:x2="7.352cm" svg:y2="27.365cm" draw:start-shape="id7" draw:start-glue-point="3" draw:end-shape="id8" svg:d="M8088 29981h-736v-2616" svg:viewBox="0 0 737 2617">
          <text:p/>
        </draw:connector>
        <draw:line draw:style-name="gr38" draw:text-style-name="P1" draw:layer="layout" svg:x1="12.947cm" svg:y1="30.54cm" svg:x2="12.947cm" svg:y2="32.445cm">
          <text:p/>
        </draw:line>
        <draw:connector draw:style-name="gr39" draw:text-style-name="P1" draw:layer="layout" svg:x1="12.112cm" svg:y1="33.103cm" svg:x2="8.775cm" svg:y2="30.609cm" draw:start-shape="id9" draw:start-glue-point="3" draw:end-shape="id10" draw:end-glue-point="5" svg:d="M12112 33103h-3337v-2494" svg:viewBox="0 0 3338 2495">
          <text:p/>
        </draw:connector>
        <draw:custom-shape draw:style-name="gr11" draw:text-style-name="P9" draw:layer="layout" svg:width="0.266cm" svg:height="0.266cm" svg:x="12.836cm" svg:y="31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0" draw:layer="layout" svg:width="1.498cm" svg:height="0.569cm" svg:x="12.965cm" svg:y="31.611cm">
          <draw:text-box>
            <text:p><text:span text:style-name="T3">/</text:span><text:span text:style-name="T3">-</text:span><text:span text:style-name="T3">&gt;</text:span><text:span text:style-name="T3">t</text:span></text:p>
          </draw:text-box>
        </draw:frame>
        <draw:custom-shape draw:style-name="gr11" draw:text-style-name="P9" draw:layer="layout" svg:width="0.266cm" svg:height="0.266cm" svg:x="8.636cm" svg:y="31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56cm" svg:height="0.569cm" svg:x="8.803cm" svg:y="30.912cm">
          <draw:text-box>
            <text:p><text:span text:style-name="T3">t</text:span><text:span text:style-name="T3">-</text:span><text:span text:style-name="T3">&gt;</text:span><text:span text:style-name="T3">a</text:span><text:span text:style-name="T3">v</text:span><text:span text:style-name="T3">g</text:span></text:p>
          </draw:text-box>
        </draw:frame>
        <draw:custom-shape draw:style-name="gr11" draw:text-style-name="P9" draw:layer="layout" svg:width="0.266cm" svg:height="0.266cm" svg:x="7.232cm" svg:y="27.7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56cm" svg:height="0.569cm" svg:x="7.499cm" svg:y="27.635cm">
          <draw:text-box>
            <text:p><text:span text:style-name="T3">a</text:span><text:span text:style-name="T3">v</text:span><text:span text:style-name="T3">g</text:span><text:span text:style-name="T3">-</text:span><text:span text:style-name="T3">&gt;</text:span><text:span text:style-name="T3">y</text:span></text:p>
          </draw:text-box>
        </draw:frame>
        <draw:line draw:style-name="gr41" draw:text-style-name="P1" draw:layer="layout" svg:x1="1.4cm" svg:y1="23.49cm" svg:x2="20.132cm" svg:y2="23.49cm">
          <text:p/>
        </draw:line>
        <draw:line draw:style-name="gr41" draw:text-style-name="P1" draw:layer="layout" svg:x1="1.4cm" svg:y1="11.29cm" svg:x2="20.132cm" svg:y2="11.2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5T18:31:13.613866919</meta:creation-date>
    <dc:date>2023-04-15T19:01:00.045079307</dc:date>
    <meta:editing-duration>PT18M45S</meta:editing-duration>
    <meta:editing-cycles>3</meta:editing-cycles>
    <meta:generator>LibreOffice/7.0.4.2$Linux_X86_64 LibreOffice_project/00$Build-2</meta:generator>
    <meta:document-statistic meta:object-count="86"/>
  </office:meta>
</office:document-meta>
</file>